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svg:stroke-color="#000000" draw:marker-start-width="0.154cm" draw:marker-end-width="0.154cm" draw:fill-color="#33a3a3" draw:textarea-horizontal-align="justify" draw:textarea-vertical-align="middle" draw:auto-grow-height="false"/>
    </style:style>
    <style:style style:name="gr2" style:family="graphic" style:parent-style-name="standard" style:list-style-name="L1">
      <style:graphic-properties svg:stroke-color="#000000" draw:marker-start-width="0.154cm" draw:marker-end-width="0.154cm" draw:fill-color="#33a3a3"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color="#000000" draw:fill="solid" draw:fill-color="#cfe7f5" draw:textarea-horizontal-align="justify" draw:textarea-vertical-align="top" draw:auto-grow-height="false" fo:padding-top="0.254cm"/>
    </style:style>
    <style:style style:name="gr4" style:family="graphic" style:parent-style-name="standard" style:list-style-name="L1">
      <style:graphic-properties draw:stroke="solid" svg:stroke-color="#000000" draw:marker-start-width="0.154cm" draw:marker-end-width="0.154cm" draw:fill="solid" draw:fill-color="#33a3a3" draw:textarea-horizontal-align="justify" draw:textarea-vertical-align="middle" draw:auto-grow-height="false"/>
    </style:style>
    <style:style style:name="gr5" style:family="graphic" style:parent-style-name="standard" style:list-style-name="L1">
      <style:graphic-properties draw:stroke="solid" svg:stroke-color="#000000" draw:marker-start-width="0.154cm" draw:marker-end-width="0.154cm" draw:fill-color="#33a3a3" draw:textarea-horizontal-align="justify" draw:textarea-vertical-align="middle" draw:auto-grow-height="false"/>
    </style:style>
    <style:style style:name="gr6" style:family="graphic" style:parent-style-name="standard" style:list-style-name="L1">
      <style:graphic-properties draw:stroke="solid" svg:stroke-color="#000000" draw:marker-start-width="0.154cm" draw:marker-end-width="0.154cm" draw:fill-color="#33a3a3" draw:textarea-horizontal-align="justify" draw:textarea-vertical-align="middle" draw:auto-grow-height="false"/>
    </style:style>
    <style:style style:name="gr7" style:family="graphic" style:parent-style-name="standard" style:list-style-name="L1">
      <style:graphic-properties draw:stroke="solid" svg:stroke-color="#000000" draw:fill-color="#cfe7f5" draw:textarea-horizontal-align="justify" draw:textarea-vertical-align="top" draw:auto-grow-height="false"/>
    </style:style>
    <style:style style:name="gr8" style:family="graphic" style:parent-style-name="standard">
      <style:graphic-properties svg:stroke-color="#000000" draw:marker-start-width="0.154cm" draw:marker-end-width="0.154cm" draw:fill="solid" draw:fill-color="#33a3a3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marker-start-width="0.154cm" draw:marker-end-width="0.154cm" draw:fill="solid" draw:fill-color="#33a3a3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marker-start-width="0.154cm" draw:marker-end-width="0.154cm" draw:fill="solid" draw:fill-color="#33a3a3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marker-end="Arrow" draw:marker-end-width="0.3cm" draw:stroke-linejoin="round" draw:fill="none" draw:textarea-vertical-align="middle"/>
    </style:style>
    <style:style style:name="gr13" style:family="graphic" style:parent-style-name="standard">
      <style:graphic-properties svg:stroke-color="#000000" draw:textarea-vertical-align="middle"/>
    </style:style>
    <style:style style:name="gr14" style:family="graphic" style:parent-style-name="objectwithoutfill">
      <style:graphic-properties draw:marker-end="Arrow" draw:marker-end-width="0.3cm" draw:fill="none" draw:textarea-horizontal-align="left" draw:textarea-vertical-align="middle" fo:padding-left="0.762cm"/>
    </style:style>
    <style:style style:name="P1" style:family="paragraph">
      <style:paragraph-properties fo:text-align="center"/>
      <style:text-properties fo:font-family="'Liberation Sans'" style:font-family-generic="swiss" style:font-pitch="variable" fo:font-size="10pt" style:letter-kerning="true" style:font-family-asian="'Droid Sans Fallback'" style:font-family-generic-asian="system" style:font-pitch-asian="variable" style:font-size-asian="10pt" style:font-family-complex="'Lohit Hindi'" style:font-family-generic-complex="system" style:font-pitch-complex="variable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4" style:family="paragraph">
      <style:paragraph-properties fo:text-align="center"/>
      <style:text-properties fo:color="#000000" fo:font-family="Arial" style:font-family-generic="roman" style:font-pitch="variable" fo:font-size="26pt" fo:font-weight="bold" style:letter-kerning="true" style:font-family-asian="'Droid Sans Fallback'" style:font-family-generic-asian="system" style:font-pitch-asian="variable" style:font-size-asian="26pt" style:font-weight-asian="bold" style:font-family-complex="'Lohit Hindi'" style:font-family-generic-complex="system" style:font-pitch-complex="variable" style:font-size-complex="26pt" style:font-weight-complex="bold"/>
    </style:style>
    <style:style style:name="P5" style:family="paragraph">
      <style:paragraph-properties fo:text-align="center"/>
      <style:text-properties fo:color="#000000" fo:font-family="'Liberation Sans'" style:font-family-generic="swiss" style:font-pitch="variable" fo:font-size="10pt" fo:font-weight="normal" style:letter-kerning="true" style:font-family-asian="'Droid Sans Fallback'" style:font-family-generic-asian="system" style:font-pitch-asian="variable" style:font-size-asian="10pt" style:font-weight-asian="normal" style:font-family-complex="'Lohit Hindi'" style:font-family-generic-complex="system" style:font-pitch-complex="variable" style:font-size-complex="10pt" style:font-weight-complex="normal"/>
    </style:style>
    <style:style style:name="P6" style:family="paragraph">
      <style:paragraph-properties fo:margin-left="0cm" fo:margin-right="0cm" fo:text-align="start" fo:text-indent="0cm"/>
      <style:text-properties fo:font-family="'Liberation Sans'" style:font-family-generic="swiss" style:font-pitch="variable" fo:font-size="15pt" style:font-size-asian="15pt" style:font-size-complex="15pt"/>
    </style:style>
    <style:style style:name="T1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000000"/>
    </style:style>
    <style:style style:name="T3" style:family="text">
      <style:text-properties fo:font-family="'Liberation Sans'" style:font-family-generic="swiss" style:font-pitch="variable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8.89cm" svg:height="1.27cm" draw:transform="rotate (1.5707963267949) translate (1.27cm 10.16cm)">
          <text:p text:style-name="P1">Raw genotyp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8.89cm" svg:height="1.27cm" draw:transform="rotate (1.5707963267949) translate (3.81cm 10.16cm)">
          <text:p text:style-name="P1">Edited genotypes<text:line-break/>(on MAF, call rat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4" draw:id="id4">
          <draw:custom-shape draw:style-name="gr3" draw:text-style-name="P3" draw:layer="layout" svg:width="10.16cm" svg:height="8.89cm" svg:x="6.35cm" svg:y="1.27cm">
            <text:p text:style-name="P2"><text:span text:style-name="T1">SNP ranking</text:span></text:p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1" draw:layer="layout" svg:width="6.858cm" svg:height="1.434cm" svg:x="8.001cm" svg:y="3.584cm">
              <text:p text:style-name="P1">BOSS ranking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1" draw:layer="layout" svg:width="6.858cm" svg:height="1.434cm" svg:x="8.001cm" svg:y="5.592cm">
              <text:p text:style-name="P1">SNP Variance ranking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" draw:layer="layout" svg:width="6.858cm" svg:height="1.434cm" svg:x="8.001cm" svg:y="7.599cm">
              <text:p text:style-name="P1">Gain Ratio ranking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7" draw:text-style-name="P4" draw:layer="layout" svg:width="13.589cm" svg:height="8.89cm" svg:x="20.02cm" svg:y="1.27cm">
          <text:p text:style-name="P4"><text:span text:style-name="T2">Class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xml:id="id3" draw:id="id3" draw:layer="layout" svg:width="4.064cm" svg:height="1.778cm" svg:x="25.238cm" svg:y="7.42cm">
          <text:p text:style-name="P5">Remove lowest</text:p>
          <text:p text:style-name="P5">ranked SNP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xml:id="id1" draw:id="id1" draw:layer="layout" svg:width="4.064cm" svg:height="1.778cm" svg:x="22.398cm" svg:y="4.826cm">
          <text:p text:style-name="P5">Classify with</text:p>
          <text:p text:style-name="P5">logistic regressio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2" draw:id="id2" draw:layer="layout" svg:width="4.064cm" svg:height="1.778cm" svg:x="27.778cm" svg:y="4.826cm">
          <text:p text:style-name="P5">Record</text:p>
          <text:p text:style-name="P5">classification</text:p>
          <text:p text:style-name="P5">accuracy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2" draw:layer="layout" svg:x1="26.462cm" svg:y1="5.715cm" svg:x2="27.778cm" svg:y2="5.715cm" draw:start-shape="id1" draw:start-glue-point="1" draw:end-shape="id2" draw:end-glue-point="3" svg:d="m26462 5715h1316" svg:viewBox="0 0 1317 1">
          <text:p/>
        </draw:connector>
        <draw:connector draw:style-name="gr12" draw:text-style-name="P2" draw:layer="layout" draw:line-skew="0.453cm" svg:x1="31.842cm" svg:y1="5.715cm" svg:x2="29.302cm" svg:y2="8.309cm" draw:start-shape="id2" draw:start-glue-point="1" draw:end-shape="id3" svg:d="m31842 5715h955v2594h-3495" svg:viewBox="0 0 3496 2595">
          <text:p/>
        </draw:connector>
        <draw:connector draw:style-name="gr13" draw:text-style-name="P2" draw:layer="layout" draw:line-skew="-1.038cm" svg:x1="25.238cm" svg:y1="8.309cm" svg:x2="22.398cm" svg:y2="5.715cm" draw:start-shape="id3" draw:start-glue-point="3" draw:end-shape="id1" draw:end-glue-point="3" svg:d="m25238 8309h-4379v-2594h1539" svg:viewBox="0 0 4380 2595">
          <text:p/>
        </draw:connector>
        <draw:connector draw:style-name="gr14" draw:text-style-name="P6" draw:layer="layout" svg:x1="16.51cm" svg:y1="5.715cm" svg:x2="22.398cm" svg:y2="5.715cm" draw:start-shape="id4" draw:end-shape="id1" svg:d="m16510 5715h5888" svg:viewBox="0 0 5889 1">
          <text:p text:style-name="P6"><text:span text:style-name="T3">for each</text:span></text:p>
          <text:p text:style-name="P6"><text:span text:style-name="T3">ranking</text:span></text:p>
        </draw:connector>
        <draw:connector draw:style-name="gr11" draw:text-style-name="P2" xml:id="id6" draw:id="id6" draw:layer="layout" svg:x1="2.54cm" svg:y1="5.715cm" svg:x2="2.54cm" svg:y2="5.715cm" draw:start-shape="id5" draw:start-glue-point="2" draw:end-shape="id5" svg:d="m2540 5715" svg:viewBox="0 0 1 1">
          <text:p/>
        </draw:connector>
        <draw:connector draw:style-name="gr11" draw:text-style-name="P2" draw:layer="layout" draw:type="line" svg:x1="2.54cm" svg:y1="5.715cm" svg:x2="3.81cm" svg:y2="5.715cm" draw:start-shape="id6" draw:start-glue-point="0" draw:end-shape="id7" draw:end-glue-point="0" svg:d="m2540 5715h1270" svg:viewBox="0 0 1271 1">
          <text:p/>
        </draw:connector>
        <draw:connector draw:style-name="gr11" draw:text-style-name="P2" draw:layer="layout" draw:type="line" svg:x1="5.08cm" svg:y1="5.715cm" svg:x2="6.35cm" svg:y2="5.715cm" draw:start-shape="id7" draw:start-glue-point="2" draw:end-shape="id4" draw:end-glue-point="3" svg:d="m5080 5715h1270" svg:viewBox="0 0 127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4.925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lson </meta:initial-creator>
    <meta:creation-date>2014-11-17T12:03:54</meta:creation-date>
    <dc:date>2014-11-17T12:47:26</dc:date>
    <dc:creator>nelson </dc:creator>
    <meta:editing-duration>PT26M19S</meta:editing-duration>
    <meta:editing-cycles>7</meta:editing-cycles>
    <meta:generator>LibreOffice/3.5$Linux_x86 LibreOffice_project/350m1$Build-2</meta:generator>
    <meta:document-statistic meta:object-count="19"/>
  </office:meta>
</office:document-meta>
</file>